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  <style:text-properties fo:font-variant="normal" fo:text-transform="none" fo:color="#575b5f" loext:opacity="100%" style:font-name="Google Sans Text" fo:font-size="10.5pt" fo:font-style="normal" fo:font-weight="bold" loext:padding="0cm" loext:border="none"/>
    </style:style>
    <style:style style:name="P5" style:family="paragraph" style:parent-style-name="Preformatted_20_Text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6" style:family="paragraph" style:parent-style-name="Preformatted_20_Text" style:list-style-name="L2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7" style:family="paragraph" style:parent-style-name="Preformatted_20_Text" style:list-style-name="L2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</style:style>
    <style:style style:name="P9" style:family="paragraph" style:parent-style-name="Text_20_body" style:list-style-name="L2">
      <style:paragraph-properties fo:margin-left="0cm" fo:margin-right="0cm" fo:margin-top="0cm" fo:margin-bottom="0.212cm" style:contextual-spacing="false" fo:line-height="114%" fo:orphans="2" fo:widows="2" fo:break-before="auto" fo:break-after="auto" fo:padding="0cm" fo:border="none" fo:keep-with-next="auto"/>
      <style:text-properties fo:font-variant="normal" fo:text-transform="none" fo:color="#1b1c1d" loext:opacity="100%" style:font-name="Google Sans Text" fo:font-size="12pt" fo:font-style="normal" fo:font-weight="normal"/>
    </style:style>
    <style:style style:name="P10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T1" style:family="text">
      <style:text-properties fo:font-variant="normal" fo:text-transform="none" fo:color="#1b1c1d" loext:opacity="100%" style:font-name="Google Sans Text" fo:font-size="12pt" fo:font-style="normal" fo:font-weight="normal"/>
    </style:style>
    <style:style style:name="T2" style:family="text">
      <style:text-properties fo:font-variant="normal" fo:text-transform="none" fo:color="#1b1c1d" loext:opacity="100%" style:font-name="Google Sans Text" fo:font-size="12pt" fo:font-style="normal" fo:font-weight="bold" loext:padding="0cm" loext:border="none"/>
    </style:style>
    <style:style style:name="T3" style:family="text">
      <style:text-properties fo:font-variant="normal" fo:text-transform="none" fo:color="#575b5f" loext:opacity="100%" style:font-name="Google Sans Text" fo:font-size="10.5pt" fo:font-style="normal" fo:font-weight="normal" loext:padding="0cm" loext:border="none"/>
    </style:style>
    <style:style style:name="T4" style:family="text">
      <style:text-properties fo:font-variant="normal" fo:text-transform="none" fo:color="#1967d2" loext:opacity="100%" style:font-name="Google Sans Text" fo:font-size="10.5pt" fo:font-style="normal" fo:font-weight="normal" loext:padding="0cm" loext:border="none"/>
    </style:style>
    <style:style style:name="T5" style:family="text">
      <style:text-properties fo:font-variant="normal" fo:text-transform="none" fo:color="#5f6368" loext:opacity="100%" style:font-name="Google Sans Text" fo:font-size="10.5pt" fo:font-style="normal" fo:font-weight="normal" loext:padding="0cm" loext:border="none"/>
    </style:style>
    <style:style style:name="T6" style:family="text">
      <style:text-properties fo:font-variant="normal" fo:text-transform="none" fo:color="#b55908" loext:opacity="100%" style:font-name="Google Sans Text" fo:font-size="10.5pt" fo:font-style="normal" fo:font-weight="normal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h, essa mensagem de erro é bem clara e indica um problema específico: </text:span><text:span text:style-name="Strong_20_Emphasis"><text:span text:style-name="T2">o PHP não está conseguindo encontrar a classe </text:span></text:span><text:span text:style-name="Strong_20_Emphasis"><text:span text:style-name="Source_20_Text"><text:span text:style-name="T3">mysqli</text:span></text:span></text:span><text:span text:style-name="T1">.</text:span></text:p>
      <text:section text:style-name="Sect1" text:name="model-response-message-contentr_bd94ae73b66b2f81">
        <text:p text:style-name="P1"><text:span text:style-name="Strong_20_Emphasis"><text:span text:style-name="T2">O que significa "Class "mysqli" not found"?</text:span></text:span></text:p>
        <text:p text:style-name="P1"><text:span text:style-name="T1">A classe </text:span><text:span text:style-name="Source_20_Text"><text:span text:style-name="T3">mysqli</text:span></text:span><text:span text:style-name="T1"> é a extensão do PHP que permite interagir com bancos de dados MySQL (Improved). Esse erro significa que a extensão </text:span><text:span text:style-name="Source_20_Text"><text:span text:style-name="T3">mysqli</text:span></text:span><text:span text:style-name="T1"> não está habilitada ou não foi carregada corretamente na sua instalação do PHP. Sem essa extensão, o PHP não consegue executar o comando </text:span><text:span text:style-name="Source_20_Text"><text:span text:style-name="T3">new mysqli(...)</text:span></text:span><text:span text:style-name="T1"> para criar uma conexão com o banco de dados MySQL.</text:span></text:p>
        <text:p text:style-name="P1"><text:span text:style-name="Strong_20_Emphasis"><text:span text:style-name="T2">Possíveis Causas:</text:span></text:span></text:p>
        <text:list text:style-name="L1">
          <text:list-item>
            <text:p text:style-name="P2"><text:span text:style-name="Strong_20_Emphasis"><text:span text:style-name="T2">Extensão </text:span></text:span><text:span text:style-name="Strong_20_Emphasis"><text:span text:style-name="Source_20_Text"><text:span text:style-name="T3">mysqli</text:span></text:span></text:span><text:span text:style-name="Strong_20_Emphasis"><text:span text:style-name="T2"> não está habilitada no </text:span></text:span><text:span text:style-name="Strong_20_Emphasis"><text:span text:style-name="Source_20_Text"><text:span text:style-name="T3">php.ini</text:span></text:span></text:span><text:span text:style-name="Strong_20_Emphasis"><text:span text:style-name="T2">:</text:span></text:span><text:span text:style-name="T1"> A causa mais comum para esse erro é que a linha que habilita a extensão </text:span><text:span text:style-name="Source_20_Text"><text:span text:style-name="T3">mysqli</text:span></text:span><text:span text:style-name="T1"> no arquivo de configuração do PHP (</text:span><text:span text:style-name="Source_20_Text"><text:span text:style-name="T3">php.ini</text:span></text:span><text:span text:style-name="T1">) está comentada (começa com um ponto e vírgula </text:span><text:span text:style-name="Source_20_Text"><text:span text:style-name="T3">;</text:span></text:span><text:span text:style-name="T1">) ou simplesmente não existe.</text:span></text:p>
          </text:list-item>
          <text:list-item>
            <text:p text:style-name="P2"><text:span text:style-name="Strong_20_Emphasis"><text:span text:style-name="T2">Extensão </text:span></text:span><text:span text:style-name="Strong_20_Emphasis"><text:span text:style-name="Source_20_Text"><text:span text:style-name="T3">mysqli</text:span></text:span></text:span><text:span text:style-name="Strong_20_Emphasis"><text:span text:style-name="T2"> não está instalada:</text:span></text:span><text:span text:style-name="T1"> Embora seja menos comum em instalações padrão do PHP, pode ser que a extensão </text:span><text:span text:style-name="Source_20_Text"><text:span text:style-name="T3">mysqli</text:span></text:span><text:span text:style-name="T1"> não tenha sido instalada durante a configuração do PHP.</text:span></text:p>
          </text:list-item>
          <text:list-item>
            <text:p text:style-name="P2"><text:span text:style-name="Strong_20_Emphasis"><text:span text:style-name="T2">Arquivo </text:span></text:span><text:span text:style-name="Strong_20_Emphasis"><text:span text:style-name="Source_20_Text"><text:span text:style-name="T3">php.ini</text:span></text:span></text:span><text:span text:style-name="Strong_20_Emphasis"><text:span text:style-name="T2"> incorreto sendo usado:</text:span></text:span><text:span text:style-name="T1"> Pode haver múltiplos arquivos </text:span><text:span text:style-name="Source_20_Text"><text:span text:style-name="T3">php.ini</text:span></text:span><text:span text:style-name="T1"> no seu sistema, e o PHP pode estar usando um arquivo diferente daquele que você modificou.</text:span></text:p>
          </text:list-item>
          <text:list-item>
            <text:p text:style-name="P2"><text:span text:style-name="Strong_20_Emphasis"><text:span text:style-name="T2">Problemas com a instalação do PHP:</text:span></text:span><text:span text:style-name="T1"> Em casos raros, pode haver algum problema com a própria instalação do PHP.</text:span></text:p>
          </text:list-item>
        </text:list>
        <text:p text:style-name="P1"><text:span text:style-name="Strong_20_Emphasis"><text:span text:style-name="T2">Como Solucionar:</text:span></text:span></text:p>
        <text:p text:style-name="P1"><text:span text:style-name="T1">Você precisará habilitar a extensão </text:span><text:span text:style-name="Source_20_Text"><text:span text:style-name="T3">mysqli</text:span></text:span><text:span text:style-name="T1"> no seu arquivo de configuração do PHP (</text:span><text:span text:style-name="Source_20_Text"><text:span text:style-name="T3">php.ini</text:span></text:span><text:span text:style-name="T1">). Aqui estão os passos gerais:</text:span></text:p>
        <text:list text:style-name="L2">
          <text:list-item>
            <text:p text:style-name="P3"><text:span text:style-name="Strong_20_Emphasis"><text:span text:style-name="T2">Localize o seu arquivo </text:span></text:span><text:span text:style-name="Strong_20_Emphasis"><text:span text:style-name="Source_20_Text"><text:span text:style-name="T3">php.ini</text:span></text:span></text:span><text:span text:style-name="Strong_20_Emphasis"><text:span text:style-name="T2">:</text:span></text:span></text:p>
            <text:list>
              <text:list-item>
                <text:p text:style-name="P3"><text:span text:style-name="T1">A maneira mais confiável de encontrar o arquivo </text:span><text:span text:style-name="Source_20_Text"><text:span text:style-name="T3">php.ini</text:span></text:span><text:span text:style-name="T1"> correto é criar um pequeno arquivo PHP com o seguinte código: </text:span></text:p>
                <text:p text:style-name="P4">PHP</text:p>
                <text:p text:style-name="P5"><text:span text:style-name="Source_20_Text"><text:span text:style-name="T4">&lt;?php</text:span></text:span></text:p>
                <text:p text:style-name="P6"><text:span text:style-name="Source_20_Text"><text:span text:style-name="T3">phpinfo();</text:span></text:span></text:p>
                <text:p text:style-name="P7"><text:span text:style-name="Source_20_Text"><text:span text:style-name="T4">?&gt;</text:span></text:span></text:p>
                <text:p text:style-name="P8"><text:span text:style-name="T1">Salve este arquivo (por exemplo, como </text:span><text:span text:style-name="Source_20_Text"><text:span text:style-name="T3">info.php</text:span></text:span><text:span text:style-name="T1">) no diretório raiz do seu servidor web (onde está o seu arquivo </text:span><text:span text:style-name="Source_20_Text"><text:span text:style-name="T3">6_todo_crud.php</text:span></text:span><text:span text:style-name="T1">) e acesse-o pelo seu navegador (por exemplo, </text:span><text:span text:style-name="Source_20_Text"><text:span text:style-name="T3">http://localhost/info.php</text:span></text:span><text:span text:style-name="T1">). </text:span></text:p>
              </text:list-item>
              <text:list-item>
                <text:p text:style-name="P3"><text:span text:style-name="T1">Procure na saída da função </text:span><text:span text:style-name="Source_20_Text"><text:span text:style-name="T3">phpinfo()</text:span></text:span><text:span text:style-name="T1"> pela linha "</text:span><text:span text:style-name="Strong_20_Emphasis"><text:span text:style-name="T2">Loaded Configuration File</text:span></text:span><text:span text:style-name="T1">". O caminho listado nessa linha é o local do arquivo </text:span><text:span text:style-name="Source_20_Text"><text:span text:style-name="T3">php.ini</text:span></text:span><text:span text:style-name="T1"> que o seu PHP está usando. </text:span></text:p>
              </text:list-item>
            </text:list>
          </text:list-item>
          <text:list-item>
            <text:p text:style-name="P3"><text:span text:style-name="Strong_20_Emphasis"><text:span text:style-name="T2">Edite o arquivo </text:span></text:span><text:span text:style-name="Strong_20_Emphasis"><text:span text:style-name="Source_20_Text"><text:span text:style-name="T3">php.ini</text:span></text:span></text:span><text:span text:style-name="Strong_20_Emphasis"><text:span text:style-name="T2">:</text:span></text:span></text:p>
            <text:list>
              <text:list-item>
                <text:p text:style-name="P3"><text:span text:style-name="T1">Abra o arquivo </text:span><text:span text:style-name="Source_20_Text"><text:span text:style-name="T3">php.ini</text:span></text:span><text:span text:style-name="T1"> com um editor de texto (com privilégios de administrador, se necessário). </text:span></text:p>
              </text:list-item>
              <text:list-item>
                <text:p text:style-name="P3"><text:span text:style-name="T1">Procure pela seção ou por uma linha que contenha </text:span><text:span text:style-name="Source_20_Text"><text:span text:style-name="T3">extension=mysqli</text:span></text:span><text:span text:style-name="T1">. Geralmente, as extensões estão listadas em uma seção como </text:span><text:span text:style-name="Source_20_Text"><text:span text:style-name="T3">[PHP]</text:span></text:span><text:span text:style-name="T1"> ou </text:span><text:span text:style-name="Source_20_Text"><text:span text:style-name="T3">[ExtensionList]</text:span></text:span><text:span text:style-name="T1">. </text:span></text:p>
              </text:list-item>
              <text:list-item>
                <text:p text:style-name="P3"><text:span text:style-name="T1">Se você encontrar a linha </text:span><text:span text:style-name="Source_20_Text"><text:span text:style-name="T3">extension=mysqli</text:span></text:span><text:span text:style-name="T1">, verifique se ela </text:span><text:span text:style-name="Strong_20_Emphasis"><text:span text:style-name="T2">não</text:span></text:span><text:span text:style-name="T1"> está comentada (ou seja, não começa com um ponto e vírgula </text:span><text:span text:style-name="Source_20_Text"><text:span text:style-name="T3">;</text:span></text:span><text:span text:style-name="T1">). Se estiver comentada, remova o ponto e vírgula no início da linha para habilitar a extensão: </text:span></text:p>
                <text:p text:style-name="P4">Ini, TOML</text:p>
                <text:p text:style-name="P5"><text:span text:style-name="Source_20_Text"><text:span text:style-name="T5">;extension=mysqli</text:span></text:span></text:p>
                <text:p text:style-name="P9">deve se tornar: </text:p>
                <text:p text:style-name="P4">Ini, TOML</text:p>
                <text:p text:style-name="P5"><text:span text:style-name="Source_20_Text"><text:span text:style-name="T6">extension</text:span></text:span><text:span text:style-name="Source_20_Text"><text:span text:style-name="T3">=mysqli</text:span></text:span></text:p>
              </text:list-item>
              <text:list-item>
                <text:p text:style-name="P3"><text:soft-page-break/><text:span text:style-name="T1">Se você não encontrar a linha </text:span><text:span text:style-name="Source_20_Text"><text:span text:style-name="T3">extension=mysqli</text:span></text:span><text:span text:style-name="T1">, procure por outras extensões </text:span><text:span text:style-name="Source_20_Text"><text:span text:style-name="T3">extension=</text:span></text:span><text:span text:style-name="T1"> e tente adicionar a linha </text:span><text:span text:style-name="Source_20_Text"><text:span text:style-name="T3">extension=mysqli</text:span></text:span><text:span text:style-name="T1"> em algum lugar nessa seção. </text:span></text:p>
              </text:list-item>
            </text:list>
          </text:list-item>
          <text:list-item>
            <text:p text:style-name="P3"><text:span text:style-name="Strong_20_Emphasis"><text:span text:style-name="T2">Salve as alterações no arquivo </text:span></text:span><text:span text:style-name="Strong_20_Emphasis"><text:span text:style-name="Source_20_Text"><text:span text:style-name="T3">php.ini</text:span></text:span></text:span><text:span text:style-name="Strong_20_Emphasis"><text:span text:style-name="T2"> e reinicie o seu servidor web (Apache ou Nginx).</text:span></text:span><text:span text:style-name="T1"> É crucial reiniciar o servidor web para que as alterações no </text:span><text:span text:style-name="Source_20_Text"><text:span text:style-name="T3">php.ini</text:span></text:span><text:span text:style-name="T1"> sejam carregadas.</text:span></text:p>
          </text:list-item>
          <text:list-item>
            <text:p text:style-name="P3"><text:span text:style-name="Strong_20_Emphasis"><text:span text:style-name="T2">Teste novamente o seu arquivo </text:span></text:span><text:span text:style-name="Strong_20_Emphasis"><text:span text:style-name="Source_20_Text"><text:span text:style-name="T3">6_todo_crud.php</text:span></text:span></text:span><text:span text:style-name="Strong_20_Emphasis"><text:span text:style-name="T2"> no navegador.</text:span></text:span><text:span text:style-name="T1"> Depois de reiniciar o servidor web, tente acessar a página novamente. O erro "Class "mysqli" not found" deve ter desaparecido.</text:span></text:p>
          </text:list-item>
        </text:list>
        <text:p text:style-name="P1"><text:span text:style-name="Strong_20_Emphasis"><text:span text:style-name="T2">Observações:</text:span></text:span></text:p>
        <text:list text:style-name="L3">
          <text:list-item>
            <text:p text:style-name="P10"><text:span text:style-name="T1">Certifique-se de editar o arquivo </text:span><text:span text:style-name="Source_20_Text"><text:span text:style-name="T3">php.ini</text:span></text:span><text:span text:style-name="T1"> correto que o seu servidor web está usando. A função </text:span><text:span text:style-name="Source_20_Text"><text:span text:style-name="T3">phpinfo()</text:span></text:span><text:span text:style-name="T1"> é a melhor maneira de garantir isso. </text:span></text:p>
          </text:list-item>
          <text:list-item>
            <text:p text:style-name="P10"><text:span text:style-name="T1">Se você estiver usando um pacote como XAMPP, WAMP ou MAMP, eles geralmente têm seus próprios mecanismos para configurar as extensões do PHP (por exemplo, painéis de controle). Verifique a documentação do seu pacote para ver se há uma maneira mais fácil de habilitar a extensão </text:span><text:span text:style-name="Source_20_Text"><text:span text:style-name="T3">mysqli</text:span></text:span><text:span text:style-name="T1">. No entanto, editar o </text:span><text:span text:style-name="Source_20_Text"><text:span text:style-name="T3">php.ini</text:span></text:span><text:span text:style-name="T1"> diretamente geralmente funciona. </text:span></text:p>
          </text:list-item>
        </text:list>
        <text:p text:style-name="P1"><text:span text:style-name="T1">Depois de seguir esses passos, o seu script PHP deverá conseguir encontrar a classe </text:span><text:span text:style-name="Source_20_Text"><text:span text:style-name="T3">mysqli</text:span></text:span><text:span text:style-name="T1"> e prosseguir com a conexão ao banco de dados. Se o erro persistir após essas etapas, pode haver um problema mais incomum com a sua instalação do PHP, e você pode precisar considerar reinstalar o PHP ou verificar a documentação específica do seu ambiente de desenvolvimento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11:03:36.354000000</meta:creation-date>
    <dc:date>2025-04-21T11:04:08.749000000</dc:date>
    <meta:editing-duration>PT33S</meta:editing-duration>
    <meta:editing-cycles>1</meta:editing-cycles>
    <meta:document-statistic meta:table-count="0" meta:image-count="0" meta:object-count="0" meta:page-count="2" meta:paragraph-count="34" meta:word-count="648" meta:character-count="3870" meta:non-whitespace-character-count="3272"/>
    <meta:generator>LibreOffice/24.8.6.2$Windows_X86_64 LibreOffice_project/6d98ba145e9a8a39fc57bcc76981d1fb1316c60c</meta:generator>
  </office:meta>
</office:document-meta>
</file>